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5eb91e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Example 11.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table:style-name="ce2" office:value-type="float" office:value="7.85" calcext:value-type="float">
            <text:p>7.85</text:p>
          </table:table-cell>
          <table:table-cell/>
          <table:table-cell table:style-name="ce1" office:value-type="string" calcext:value-type="string">
            <text:p>solution</text:p>
          </table:table-cell>
          <table:table-cell table:style-name="ce1" office:value-type="string" calcext:value-type="string">
            <text:p>x1=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-0.3" calcext:value-type="float">
            <text:p>-0.3</text:p>
          </table:table-cell>
          <table:table-cell table:style-name="ce2" office:value-type="float" office:value="-19.3" calcext:value-type="float">
            <text:p>-19.3</text:p>
          </table:table-cell>
          <table:table-cell table:number-columns-repeated="2"/>
          <table:table-cell table:style-name="ce1" office:value-type="string" calcext:value-type="string">
            <text:p>x2=</text:p>
          </table:table-cell>
          <table:table-cell table:style-name="ce1" office:value-type="float" office:value="-2.5" calcext:value-type="float">
            <text:p>-2.5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2"/>
          <table:table-cell table:style-name="ce1" office:value-type="string" calcext:value-type="string">
            <text:p>x3=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I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Ea1 (%)</text:p>
          </table:table-cell>
          <table:table-cell table:style-name="ce1" office:value-type="string" calcext:value-type="string">
            <text:p>Ea2 (%)</text:p>
          </table:table-cell>
          <table:table-cell table:style-name="ce1" office:value-type="string" calcext:value-type="string">
            <text:p>Ea3 (%)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([.$E$4]-[.$C$4]*[.C9]-[.$D$4]*[.D9])/([.$B$4])" office:value-type="float" office:value="2.61666666666667" calcext:value-type="float">
            <text:p>2.61666666666667</text:p>
          </table:table-cell>
          <table:table-cell table:formula="of:=([.$E$5]-[.$B$5]*[.B10]-[.$D$5]*[.D9])/[.$C$5]" office:value-type="float" office:value="-2.79452380952381" calcext:value-type="float">
            <text:p>-2.79452380952381</text:p>
          </table:table-cell>
          <table:table-cell table:formula="of:=([.$E$6]-[.$B$6]*[.B10]-[.$C$6]*[.C10])/[.$D$6]" office:value-type="float" office:value="7.00560952380953" calcext:value-type="float">
            <text:p>7.00560952380953</text:p>
          </table:table-cell>
          <table:table-cell table:formula="of:=100*ABS(([.B10]-[.B9])/[.B10])" office:value-type="float" office:value="100" calcext:value-type="float">
            <text:p>100</text:p>
          </table:table-cell>
          <table:table-cell table:style-name="ce1" table:formula="of:=100*ABS(([.C10]-[.C9])/[.C10])" office:value-type="float" office:value="100" calcext:value-type="float">
            <text:p>100</text:p>
          </table:table-cell>
          <table:table-cell table:style-name="ce1" table:formula="of:=100*ABS(([.D10]-[.D9])/([.D10])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([.$E$4]-[.$C$4]*[.C10]-[.$D$4]*[.D10])/([.$B$4])" office:value-type="float" office:value="2.99055650793651" calcext:value-type="float">
            <text:p>2.99055650793651</text:p>
          </table:table-cell>
          <table:table-cell table:formula="of:=([.$E$5]-[.$B$5]*[.B11]-[.$D$5]*[.D10])/[.$C$5]" office:value-type="float" office:value="-2.49962468480726" calcext:value-type="float">
            <text:p>-2.49962468480726</text:p>
          </table:table-cell>
          <table:table-cell table:formula="of:=([.$E$6]-[.$B$6]*[.B11]-[.$C$6]*[.C11])/[.$D$6]" office:value-type="float" office:value="7.00029081106576" calcext:value-type="float">
            <text:p>7.00029081106576</text:p>
          </table:table-cell>
          <table:table-cell table:formula="of:=100*ABS(([.B11]-[.B10])/[.B11])" office:value-type="float" office:value="12.5023499899631" calcext:value-type="float">
            <text:p>12.5023499899631</text:p>
          </table:table-cell>
          <table:table-cell table:style-name="ce1" table:formula="of:=100*ABS(([.C11]-[.C10])/[.C11])" office:value-type="float" office:value="11.7977361365069" calcext:value-type="float">
            <text:p>11.7977361365069</text:p>
          </table:table-cell>
          <table:table-cell table:style-name="ce1" table:formula="of:=100*ABS(([.D11]-[.D10])/([.D11]))" office:value-type="float" office:value="0.0759784541430433" calcext:value-type="float">
            <text:p>0.0759784541430433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([.$E$4]-[.$C$4]*[.C11]-[.$D$4]*[.D11])/([.$B$4])" office:value-type="float" office:value="3.00003189791081" calcext:value-type="float">
            <text:p>3.00003189791081</text:p>
          </table:table-cell>
          <table:table-cell table:formula="of:=([.$E$5]-[.$B$5]*[.B12]-[.$D$5]*[.D11])/[.$C$5]" office:value-type="float" office:value="-2.49998799235305" calcext:value-type="float">
            <text:p>-2.49998799235305</text:p>
          </table:table-cell>
          <table:table-cell table:formula="of:=([.$E$6]-[.$B$6]*[.B12]-[.$C$6]*[.C12])/[.$D$6]" office:value-type="float" office:value="6.99999928321562" calcext:value-type="float">
            <text:p>6.99999928321562</text:p>
          </table:table-cell>
          <table:table-cell table:formula="of:=100*ABS(([.B12]-[.B11])/[.B12])" office:value-type="float" office:value="0.31584297423301" calcext:value-type="float">
            <text:p>0.31584297423301</text:p>
          </table:table-cell>
          <table:table-cell table:style-name="ce1" table:formula="of:=100*ABS(([.C12]-[.C11])/[.C12])" office:value-type="float" office:value="0.014532371631624" calcext:value-type="float">
            <text:p>0.014532371631624</text:p>
          </table:table-cell>
          <table:table-cell table:style-name="ce1" table:formula="of:=100*ABS(([.D12]-[.D11])/([.D12]))" office:value-type="float" office:value="0.00416468399995072" calcext:value-type="float">
            <text:p>0.00416468399995072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([.$E$4]-[.$C$4]*[.C12]-[.$D$4]*[.D12])/([.$B$4])" office:value-type="float" office:value="3.00000035246927" calcext:value-type="float">
            <text:p>3.00000035246927</text:p>
          </table:table-cell>
          <table:table-cell table:formula="of:=([.$E$5]-[.$B$5]*[.B13]-[.$D$5]*[.D12])/[.$C$5]" office:value-type="float" office:value="-2.50000003575461" calcext:value-type="float">
            <text:p>-2.50000003575461</text:p>
          </table:table-cell>
          <table:table-cell table:formula="of:=([.$E$6]-[.$B$6]*[.B13]-[.$C$6]*[.C13])/[.$D$6]" office:value-type="float" office:value="6.99999998871083" calcext:value-type="float">
            <text:p>6.99999998871083</text:p>
          </table:table-cell>
          <table:table-cell table:formula="of:=100*ABS(([.B13]-[.B12])/[.B13])" office:value-type="float" office:value="0.00105151459431879" calcext:value-type="float">
            <text:p>0.00105151459431879</text:p>
          </table:table-cell>
          <table:table-cell table:style-name="ce1" table:formula="of:=100*ABS(([.C13]-[.C12])/[.C13])" office:value-type="float" office:value="0.000481736055333635" calcext:value-type="float">
            <text:p>0.000481736055333635</text:p>
          </table:table-cell>
          <table:table-cell table:style-name="ce1" table:formula="of:=100*ABS(([.D13]-[.D12])/([.D13]))" office:value-type="float" office:value="0.0000100785030896313" calcext:value-type="float">
            <text:p>1.00785030896313E-05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([.$E$4]-[.$C$4]*[.C13]-[.$D$4]*[.D13])/([.$B$4])" office:value-type="float" office:value="2.99999999805557" calcext:value-type="float">
            <text:p>2.99999999805557</text:p>
          </table:table-cell>
          <table:table-cell table:formula="of:=([.$E$5]-[.$B$5]*[.B14]-[.$D$5]*[.D13])/[.$C$5]" office:value-type="float" office:value="-2.50000000045604" calcext:value-type="float">
            <text:p>-2.50000000045604</text:p>
          </table:table-cell>
          <table:table-cell table:formula="of:=([.$E$6]-[.$B$6]*[.B14]-[.$C$6]*[.C14])/[.$D$6]" office:value-type="float" office:value="7.00000000004921" calcext:value-type="float">
            <text:p>7.00000000004921</text:p>
          </table:table-cell>
          <table:table-cell table:formula="of:=100*ABS(([.B14]-[.B13])/[.B14])" office:value-type="float" office:value="0.0000118137901612009" calcext:value-type="float">
            <text:p>1.18137901612009E-05</text:p>
          </table:table-cell>
          <table:table-cell table:style-name="ce1" table:formula="of:=100*ABS(([.C14]-[.C13])/[.C14])" office:value-type="float" office:value="0.00000141194249155597" calcext:value-type="float">
            <text:p>1.41194249155597E-06</text:p>
          </table:table-cell>
          <table:table-cell table:style-name="ce1" table:formula="of:=100*ABS(([.D14]-[.D13])/([.D14]))" office:value-type="float" office:value="0.00000016197690807563" calcext:value-type="float">
            <text:p>1.6197690807563E-0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4T03:48:28.805271448</dc:date>
    <meta:editing-duration>PT25M11S</meta:editing-duration>
    <meta:editing-cycles>15</meta:editing-cycles>
    <meta:generator>LibreOffice/7.3.7.2$Linux_X86_64 LibreOffice_project/30$Build-2</meta:generator>
    <meta:document-statistic meta:table-count="1" meta:cell-count="66" meta:object-count="0"/>
  </office:meta>
</office:document-meta>
</file>